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 comhan();</text:p>
      <text:p text:style-name="Standard"><text:span text:style-name="T1"/></text:p>
      <text:p text:style-name="Standard"><text:span text:style-name="T1">Procedure Name:</text:span> comhan</text:p>
      <text:p text:style-name="Standard"><text:span text:style-name="T1">param</text:span> none</text:p>
      <text:p text:style-name="Standard"><text:span text:style-name="T1">return</text:span> an integer that is 0 if successful (which it always is)</text:p>
      <text:p text:style-name="Standard"/>
      <text:p text:style-name="Standard"><text:span text:style-name="T1">Procedures Called</text:span>: memset, sys_req, trim, strncmp, help, err_hand, date, disp_dir, terminate_mpx</text:p>
      <text:p text:style-name="Standard"/>
      <text:p text:style-name="Standard"><text:span text:style-name="T1">Globals Used</text:span>: </text:p>
      <text:p text:style-name="Standard">var err</text:p>
      <text:p text:style-name="Standard">var fcns</text:p>
      <text:p text:style-name="Standard"/>
      <text:p text:style-name="Standard"><text:span text:style-name="T1">Description/Purpose: </text:span>comhan is the heart of the R1 module. It runs the</text:p>
      <text:p text:style-name="Standard">central loop of the command handler. <text:s/>It accepts commands entered by the</text:p>
      <text:p text:style-name="Standard">user, analyzes them, and calls the proper functions. <text:s/>It also receives all</text:p>
      <text:p text:style-name="Standard">error codes returned by the functions, passing them to the error handler.</text:p>
      <text:p text:style-name="Standard"/>
      <text:p text:style-name="Standard"/>
      <text:p text:style-name="Standard">int disp_dir();</text:p>
      <text:p text:style-name="Standard"/>
      <text:p text:style-name="Standard"><text:span text:style-name="T1">Procedure Name:</text:span> disp_dir</text:p>
      <text:p text:style-name="Standard">param none</text:p>
      <text:p text:style-name="Standard">return err an integer error code</text:p>
      <text:p text:style-name="Standard"><text:span text:style-name="T1">Procedures Called: </text:span>memset, sys_open_dir, sys_get_entry, sys_close_dir</text:p>
      <text:p text:style-name="Standard"><text:span text:style-name="T1">Globals Used:</text:span> var err</text:p>
      <text:p text:style-name="Standard"><text:span text:style-name="T1">Description/Purpose: </text:span>disp_dir neatly prints a list of .mpx files found in the MPXFILES folder as well as their sizes in bytes.</text:p>
      <text:p text:style-name="Standard"/>
      <text:p text:style-name="Standard"/>
      <text:p text:style-name="Standard"><text:span text:style-name="T1">Procedure Name: </text:span>terminate_mpx</text:p>
      <text:p text:style-name="Standard">Param none</text:p>
      <text:p text:style-name="Standard">return none</text:p>
      <text:p text:style-name="Standard"><text:span text:style-name="T1">Procedures Called:</text:span> memset, sys_req, err_hand, cleanup_r1, sys_exit</text:p>
      <text:p text:style-name="Standard"><text:span text:style-name="T1">Globals Used:</text:span> var err</text:p>
      <text:p text:style-name="Standard"><text:span text:style-name="T1">Description/Purpose:</text:span> confirms that the user really wishes to terminate MPX. <text:s/>If yes, it cleans up and exits. If no, it tells the user such and returns.</text:p>
      <text:p text:style-name="Standard"/>
      <text:p text:style-name="Standard"/>
      <text:p text:style-name="P1">void get_Version();</text:p>
      <text:p text:style-name="Standard"><text:span text:style-name="T1"/></text:p>
      <text:p text:style-name="Standard"><text:span text:style-name="T1">Procedure Name:</text:span> get_Version</text:p>
      <text:p text:style-name="Standard">param none</text:p>
      <text:p text:style-name="Standard">return none</text:p>
      <text:p text:style-name="Standard"><text:span text:style-name="T1">Procedures Called: </text:span>printf</text:p>
      <text:p text:style-name="Standard"><text:span text:style-name="T1">Globals Used:</text:span> none</text:p>
      <text:p text:style-name="Standard"><text:span text:style-name="T1">Description/Purpose: </text:span>simply prints a single line with the version constant</text:p>
      <text:p text:style-name="Standard"/>
      <text:p text:style-name="Standard"/>
      <text:p text:style-name="Standard"/>
      <text:p text:style-name="P1"><text:soft-page-break/>void trim(char ary[BIGBUFF]);</text:p>
      <text:p text:style-name="Standard"><text:span text:style-name="T1"/></text:p>
      <text:p text:style-name="Standard"><text:span text:style-name="T1">Procedure Name:</text:span> trim</text:p>
      <text:p text:style-name="Standard"><text:s/>param ary is a character array that holds the string to be trimmed</text:p>
      <text:p text:style-name="Standard"><text:s/>return none</text:p>
      <text:p text:style-name="Standard"><text:span text:style-name="T1">Procedures Called:</text:span> isspace</text:p>
      <text:p text:style-name="Standard"><text:span text:style-name="T1">Globals Used: </text:span>none</text:p>
      <text:p text:style-name="Standard"><text:span text:style-name="T1">Description/Purpose:</text:span> trims all white space AND newlines from the entirety of the string passed in.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5T01:51:09</meta:creation-date>
    <meta:document-statistic meta:table-count="0" meta:image-count="0" meta:object-count="0" meta:page-count="2" meta:paragraph-count="39" meta:word-count="239" meta:character-count="1600"/>
    <dc:date>2010-02-05T02:11:51</dc:date>
    <meta:editing-duration>PT00H03M10S</meta:editing-duration>
    <meta:editing-cycles>1</meta:editing-cycles>
    <meta:generator>OpenOffice.org/3.0$Linu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